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4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4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30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47"/>
        <table:table-row table:style-name="ro1">
          <table:table-cell table:style-name="ce25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1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0-08" calcext:value-type="date">
            <text:p>08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1-22" calcext:value-type="date">
            <text:p>22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4-12-18" calcext:value-type="date">
            <text:p>18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500" calcext:value-type="float">
            <text:p>50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00" calcext:value-type="float">
            <text:p>50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2-05" calcext:value-type="date">
            <text:p>05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4-01" calcext:value-type="date">
            <text:p>01/04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02" calcext:value-type="date">
            <text:p>02/05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5-30" calcext:value-type="date">
            <text:p>30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530" calcext:value-type="float">
            <text:p>530,00</text:p>
          </table:table-cell>
          <table:table-cell table:style-name="ce26" office:value-type="date" office:date-value="2025-06-27" calcext:value-type="date">
            <text:p>27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2]-[.F12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530" calcext:value-type="float">
            <text:p>530,00</text:p>
          </table:table-cell>
          <table:table-cell table:style-name="ce38"/>
          <table:table-cell table:style-name="ce39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6"/>
          <table:table-cell table:style-name="ce43" table:formula="of:=[.C13]-[.F13]" office:value-type="float" office:value="530" calcext:value-type="float">
            <text:p>530,00</text:p>
          </table:table-cell>
          <table:table-cell table:style-name="ce45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1" office:value-type="string" calcext:value-type="string">
            <text:p>TOTAL</text:p>
          </table:table-cell>
          <table:table-cell table:style-name="ce44" table:formula="of:=SUM([.H2:.H13])" office:value-type="float" office:value="1060" calcext:value-type="float">
            <text:p>1.060,00</text:p>
          </table:table-cell>
          <table:table-cell table:style-name="ce46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4" table:number-rows-repeated="3">
          <table:table-cell table:style-name="ce29"/>
          <table:table-cell table:number-columns-repeated="63"/>
        </table:table-row>
        <table:table-row table:style-name="ro3" table:number-rows-repeated="319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1">
      <number:text>R$-""""""""""""""""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month number:textual="true"/>
      <number:text> </number:text>
      <number:year/>
    </number:date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</number:date-style>
    <number:date-style style:name="N141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time-style style:name="N144">
      <number:minutes number:style="long"/>
      <number:text>:</number:text>
      <number:seconds number:style="long"/>
    </number:time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6.020921357">00:00:00</text:time></text:span><text:span text:style-name="MT2"><text:s/></text:span></text:p>
        </style:region-center>
        <style:region-right>
          <text:p><text:span text:style-name="MT4">Anibal Duarte - ME</text:span></text:p>
          <text:p><text:span text:style-name="MT2">Sr. Anibal - Tel.: (11) 4708-786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nibal Duarte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6.0230903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6.411572436</dc:date>
    <dc:language>pt-PT</dc:language>
    <meta:editing-cycles>641</meta:editing-cycles>
    <meta:editing-duration>P4DT51M</meta:editing-duration>
    <meta:print-date>2024-04-03T16:20:46.977000000</meta:print-date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